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office:font-face-decls>
  <office:automatic-styles>
    <style:style style:name="P1" style:family="paragraph" style:parent-style-name="Text_20_body">
      <style:paragraph-properties fo:margin-left="0in" fo:margin-right="0in" fo:margin-top="0in" fo:margin-bottom="0.1043in" style:contextual-spacing="false" fo:orphans="2" fo:widows="2" fo:text-indent="0in" style:auto-text-indent="false"/>
    </style:style>
    <style:style style:name="P2" style:family="paragraph" style:parent-style-name="Text_20_body">
      <style:text-properties officeooo:rsid="000df5c4" officeooo:paragraph-rsid="000df5c4"/>
    </style:style>
    <style:style style:name="P3" style:family="paragraph" style:parent-style-name="Text_20_body">
      <style:text-properties officeooo:paragraph-rsid="000df5c4"/>
    </style:style>
    <style:style style:name="P4" style:family="paragraph" style:parent-style-name="Text_20_body">
      <style:text-properties fo:font-variant="normal" fo:text-transform="none" fo:color="#212121" loext:opacity="100%" style:font-name="Open Sans" fo:font-size="10.5pt" fo:letter-spacing="normal" fo:font-style="normal" fo:font-weight="normal" officeooo:paragraph-rsid="000df5c4"/>
    </style:style>
    <style:style style:name="T1" style:family="text">
      <style:text-properties fo:font-variant="normal" fo:text-transform="none" fo:color="#212121" loext:opacity="100%" style:font-name="Open Sans" fo:font-size="10.5pt" fo:letter-spacing="normal" fo:font-style="normal" fo:font-weight="normal"/>
    </style:style>
    <style:style style:name="T2" style:family="text">
      <style:text-properties fo:font-variant="normal" fo:text-transform="none" fo:color="#212121" loext:opacity="100%" style:font-name="Open Sans" fo:font-size="10.5pt" fo:letter-spacing="normal" fo:font-style="italic" fo:font-weight="normal"/>
    </style:style>
    <style:style style:name="T3" style:family="text">
      <style:text-properties officeooo:rsid="000df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 What is Thoreau indicating that he believes about the Church and about schools when he writes in the first paragraph: "there are enough champions of civilization: the minister and the school committee"? </text:span><text:span text:style-name="Emphasis"><text:span text:style-name="T2">Don't just say that he is saying that they are champions of civilization--explain what you think he means by that and what this suggests about his opinion of these institutions.</text:span></text:span></text:p>
      <text:p text:style-name="Text_20_body"><text:line-break/><text:tab/><text:span text:style-name="T3">Thoreau’s mention of the minister and school committee as champions of civilization reveals a lot about his perspective on civilization and society as we see later in the essay. This is the first point in the essay where he makes the distinction between his own word preaching the wild and the domesticated, cultivated nature of society.</text:span></text:p>
      <text:p text:style-name="Text_20_body">“<text:span text:style-name="T3">I would not have every man nor every part of a man cultivated, any more than I would have every acre of earth cultivated”</text:span></text:p>
      <text:p text:style-name="P2">Institutions are instruments of control, and in turn cultivate the population in order to keep Man in line. Thoreau asserts that he is not speaking in the same sense that these institutions do, he does not seek to cultivate you, rather provide a perspective.</text:p>
      <text:p text:style-name="P2"/>
      <text:p text:style-name="P2"><text:span text:style-name="T1">7) This essay is commonly included in the core curriculum at American high schools.  If we do not assume that all high school English teachers and the politicians who approve what students will learn at the state level are actually raging environmentalists who are trying to indoctrinate young students into becoming nature-lovers too (which I don't believe is an explanation that would hold up to scrutiny!), why </text:span><text:span text:style-name="Emphasis"><text:span text:style-name="T2">do</text:span></text:span><text:span text:style-name="T1"> you think this essay is so often assigned?</text:span></text:p>
      <text:p text:style-name="Text_20_body"/>
      <text:p text:style-name="P2"><text:tab/>The inclusion of Thoreau’s “Walking” in American high school core curricula is likely due to several reasons far beyond environmentalism. Not only does his prose provide an excellent example of essay writing, but provides perspective into 19th-century American critique. American high school educations are often some of the most general knowledge Americans will receive throughout their lives, and Thoreau provides a perspective that introduces universal themes such as the role of individualism and person-hood in the light of civilized society. Honestly, I think the fact that high schools do assign Thoreau is extremely hypocritical; to exist in society and receive education based on a “core curricula” is steeply against Thoreau’s concept of wildness, and it’s a little bit insulting, almost mind numbing even, that institutions will present Thoreau’s ideas as just another perspective rather than a valid way of life.</text:p>
      <text:p text:style-name="P2"><text:span text:style-name="T1">8) What kind of person is the most free and what kind of person is the least free for Thoreau?</text:span><text:span text:style-name="Emphasis"><text:span text:style-name="T1"> </text:span></text:span><text:span text:style-name="Emphasis"><text:span text:style-name="T2">Provide at least one quote to support your answer.</text:span></text:span></text:p>
      <text:p text:style-name="P3"><text:line-break/><text:tab/><text:span text:style-name="T3">To answer this question we can look at Thoreau’s own personal account:</text:span></text:p>
      <text:p text:style-name="P3"><text:span text:style-name="T3"><text:line-break/>“"I think that I cannot preserve my health and spirits, unless I spend four hours a day at least—and it is </text:span><text:soft-page-break/><text:span text:style-name="T3">commonly more than that—sauntering through the woods and over the hills and fields, absolutely free from all worldly engagements."</text:span></text:p>
      <text:p text:style-name="P3"/>
      <text:p text:style-name="P3"><text:tab/><text:span text:style-name="T3">Thoreau believes that the most free person is the one who values self-reliance and preservation over societal norms. Thoreau underlines the importance of connecting with nature to invoke the most wild self, and this is why he spends so much time talking about the art of sauntering. Those ensnared and fully consumed by the traps laid by civilization, seeking purely material pursuits and societal standards not living but merely existing. This is why one must saunter without connection to worldly needs.</text:span></text:p>
      <text:p text:style-name="P3"/>
      <text:p text:style-name="P4">3) Why does someone who is "ready for a walk" need to be "ready to leave father and mother, and brother and sister, and wife and child and friends, and never see them again"? Why must a walker "have paid your debts, and made your will, and settled all your affairs"? What do these things have to do with freedom in Thoreau's reckoning?</text:p>
      <text:p text:style-name="Text_20_body"><text:line-break/><text:span text:style-name="T3">Thoreau’s assertions about being “ready for a walk” are showing of a deep connection that he holds to the art of sauntering. Thoreau believes that one ought to be without worldly needs, and in the sense of the Buddha, desire, in order to truly saunter. A saunter is not simply a leisurely stroll, but a commitment to wilderness; one must be free in the soul in order to “yield to Nature.” The level of detachment that he describes is one of a full detachment from this world, nearing the idea of Death, and by experiencing this “death” one may be reborn into a state where one can truly saunter. The art of sauntering extends far beyond the physical journey:<text:line-break/><text:line-break/>“I can easily walk ten, fifteen, twenty, any number of miles, commencing at my own door, without going by any house, without crossing a road except where the fox and the mink do: first along by the river, and then the brook, and the meadow, and the woodside.”</text:span></text:p>
      <text:p text:style-name="Text_20_body"/>
      <text:p text:style-name="P4">9) How does Thoreau compare the United States to Europe?</text:p>
      <text:p text:style-name="Text_20_body"><text:line-break/><text:span text:style-name="T3">Thoreau contrasts the US and Europe by presenting Europe and “the East” as a token of history:</text:span></text:p>
      <text:p text:style-name="Text_20_body">“<text:span text:style-name="T3">We go eastward to realize history and study the works of art and literature, retracing the steps of the race; we go westward as into the future, with a spirit of enterprise and adventure.”</text:span></text:p>
      <text:p text:style-name="P2">The United States retains a wild quality and brimmed with westward expansion in his time. He is “drawn west” without any work, but it takes effort for him to move east. He holds the idea that the West <text:s/>(US) embodies the future, opportunity, and exploration while the East has, in a sense, already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3:47:54.450075675</meta:creation-date>
    <dc:date>2023-09-12T14:23:58.572857265</dc:date>
    <meta:editing-duration>PT36M4S</meta:editing-duration>
    <meta:editing-cycles>1</meta:editing-cycles>
    <meta:document-statistic meta:table-count="0" meta:image-count="0" meta:object-count="0" meta:page-count="2" meta:paragraph-count="16" meta:word-count="913" meta:character-count="5348" meta:non-whitespace-character-count="4442"/>
    <meta:generator>LibreOffice/7.4.7.2$Linux_X86_64 LibreOffice_project/40$Build-2</meta:generator>
  </office:meta>
</office:document-meta>
</file>